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131cm" fo:min-width="0cm"/>
    </style:style>
    <style:style style:name="gr2" style:family="graphic" style:parent-style-name="standard">
      <style:graphic-properties svg:stroke-color="#000000" draw:fill-color="#00cc33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svg:stroke-color="#000000" draw:fill-color="#0000ff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0.021cm" fo:min-width="0cm"/>
    </style:style>
    <style:style style:name="gr5" style:family="graphic" style:parent-style-name="objectwithoutfill">
      <style:graphic-properties svg:stroke-color="#000000" draw:fill="none" draw:fill-color="#00cc33" draw:textarea-vertical-align="middle"/>
    </style:style>
    <style:style style:name="gr6" style:family="graphic" style:parent-style-name="objectwithoutfill">
      <style:graphic-properties svg:stroke-color="#000000" draw:marker-end="Arrow" draw:marker-end-width="0.1cm" draw:fill="none" draw:fill-color="#00cc33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00cc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14.10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48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86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2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63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01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39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77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15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53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91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29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67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381cm" svg:height="0.381cm" svg:x="19.0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381cm" svg:height="0.381cm" svg:x="19.44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381cm" svg:height="0.381cm" svg:x="19.82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381cm" svg:height="0.381cm" svg:x="20.20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0.58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0.96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34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72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10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48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8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25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63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01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39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77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5.156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381cm" svg:height="0.381cm" svg:x="19.822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381cm" svg:height="0.381cm" svg:x="19.822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0.381cm" svg:height="0.381cm" svg:x="19.822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012cm" svg:y1="5.064cm" svg:x2="20.013cm" svg:y2="4.556cm" draw:start-shape="id1" draw:end-shape="id2" draw:end-glue-point="8" svg:d="M20012 5064l1-508" svg:viewBox="0 0 2 509">
          <text:p/>
        </draw:connector>
        <draw:connector draw:style-name="gr5" draw:text-style-name="P5" draw:layer="layout" draw:type="line" svg:x1="20.013cm" svg:y1="4.175cm" svg:x2="20.013cm" svg:y2="3.256cm" draw:start-shape="id2" draw:start-glue-point="4" draw:end-shape="id3" draw:end-glue-point="8" svg:d="M20013 4175v-919" svg:viewBox="0 0 1 920">
          <text:p/>
        </draw:connector>
        <draw:connector draw:style-name="gr5" draw:text-style-name="P5" draw:layer="layout" draw:type="line" svg:x1="20.013cm" svg:y1="2.875cm" svg:x2="20.013cm" svg:y2="1.956cm" draw:start-shape="id3" draw:start-glue-point="4" draw:end-shape="id4" draw:end-glue-point="8" svg:d="M20013 2875v-919" svg:viewBox="0 0 1 920">
          <text:p/>
        </draw:connector>
        <draw:connector draw:style-name="gr6" draw:text-style-name="P5" draw:layer="layout" draw:type="curve" svg:x1="20.013cm" svg:y1="1.575cm" svg:x2="20.393cm" svg:y2="5.064cm" draw:start-shape="id4" draw:start-glue-point="4" draw:end-shape="id5" draw:end-glue-point="0" svg:d="M20013 1575c0-753 691-502 691 716 0 1219-311 442-311 2773" svg:viewBox="0 0 692 3916">
          <text:p/>
        </draw:connector>
        <draw:connector draw:style-name="gr5" draw:text-style-name="P5" draw:layer="layout" draw:type="line" svg:x1="19.631cm" svg:y1="5.064cm" svg:x2="19.631cm" svg:y2="4.556cm" draw:start-shape="id6" draw:start-glue-point="0" draw:end-shape="id7" draw:end-glue-point="8" svg:d="M19631 5064v-508" svg:viewBox="0 0 1 509">
          <text:p/>
        </draw:connector>
        <draw:connector draw:style-name="gr5" draw:text-style-name="P5" draw:layer="layout" draw:type="line" svg:x1="19.631cm" svg:y1="4.175cm" svg:x2="20.013cm" svg:y2="3.256cm" draw:start-shape="id7" draw:start-glue-point="4" draw:end-shape="id3" draw:end-glue-point="8" svg:d="M19631 4175l382-919" svg:viewBox="0 0 383 920">
          <text:p/>
        </draw:connector>
        <draw:custom-shape draw:style-name="gr2" draw:text-style-name="P2" xml:id="id7" draw:id="id7" draw:layer="layout" svg:width="0.381cm" svg:height="0.381cm" svg:x="19.4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81cm" svg:height="0.381cm" svg:x="19.05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9.25cm" svg:y1="5.064cm" svg:x2="19.246cm" svg:y2="4.556cm" draw:start-shape="id8" draw:start-glue-point="0" draw:end-shape="id9" draw:end-glue-point="8" svg:d="M19250 5064l-4-508" svg:viewBox="0 0 5 509">
          <text:p/>
        </draw:connector>
        <draw:connector draw:style-name="gr5" draw:text-style-name="P5" draw:layer="layout" draw:type="line" svg:x1="19.246cm" svg:y1="4.175cm" svg:x2="20.013cm" svg:y2="3.256cm" draw:start-shape="id9" draw:start-glue-point="4" draw:end-shape="id3" draw:end-glue-point="8" svg:d="M19246 4175l767-919" svg:viewBox="0 0 768 920">
          <text:p/>
        </draw:connector>
        <draw:custom-shape draw:style-name="gr3" draw:text-style-name="P3" xml:id="id10" draw:id="id10" draw:layer="layout" svg:width="0.381cm" svg:height="0.381cm" svg:x="19.432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013cm" svg:y1="4.175cm" svg:x2="19.623cm" svg:y2="3.257cm" draw:start-shape="id2" draw:start-glue-point="4" draw:end-shape="id10" draw:end-glue-point="8" svg:d="M20013 4175l-390-918" svg:viewBox="0 0 391 919">
          <text:p/>
        </draw:connector>
        <draw:connector draw:style-name="gr5" draw:text-style-name="P5" draw:layer="layout" draw:type="line" svg:x1="19.623cm" svg:y1="2.876cm" svg:x2="20.013cm" svg:y2="1.956cm" draw:start-shape="id10" draw:start-glue-point="4" draw:end-shape="id4" draw:end-glue-point="8" svg:d="M19623 2876l390-920" svg:viewBox="0 0 391 921">
          <text:p/>
        </draw:connector>
        <draw:connector draw:style-name="gr5" draw:text-style-name="P5" draw:layer="layout" draw:type="line" svg:x1="19.631cm" svg:y1="4.175cm" svg:x2="19.623cm" svg:y2="3.257cm" draw:start-shape="id7" draw:start-glue-point="4" draw:end-shape="id10" draw:end-glue-point="8" svg:d="M19631 4175l-8-918" svg:viewBox="0 0 9 919">
          <text:p/>
        </draw:connector>
        <draw:connector draw:style-name="gr5" draw:text-style-name="P5" draw:layer="layout" draw:type="line" svg:x1="19.246cm" svg:y1="4.175cm" svg:x2="19.623cm" svg:y2="3.257cm" draw:start-shape="id9" draw:start-glue-point="4" draw:end-shape="id10" draw:end-glue-point="8" svg:d="M19246 4175l377-918" svg:viewBox="0 0 378 919">
          <text:p/>
        </draw:connector>
        <draw:custom-shape draw:style-name="gr1" draw:text-style-name="P1" draw:layer="layout" svg:width="0.381cm" svg:height="0.381cm" svg:x="14.10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48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86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24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6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01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39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77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15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53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91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29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67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9.05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381cm" svg:height="0.381cm" svg:x="19.4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381cm" svg:height="0.381cm" svg:x="19.82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381cm" svg:height="0.381cm" svg:x="20.20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0.381cm" svg:height="0.381cm" svg:x="20.58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0.96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34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72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10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48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86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2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63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01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39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77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5.155cm" svg:y="9.6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381cm" svg:height="0.381cm" svg:x="20.201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0.381cm" svg:height="0.381cm" svg:x="20.201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" draw:id="id14" draw:layer="layout" svg:width="0.381cm" svg:height="0.381cm" svg:x="20.201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392cm" svg:y1="9.664cm" svg:x2="20.392cm" svg:y2="9.156cm" draw:start-shape="id11" draw:start-glue-point="0" draw:end-shape="id12" draw:end-glue-point="8" svg:d="M20392 9664v-508" svg:viewBox="0 0 1 509">
          <text:p/>
        </draw:connector>
        <draw:connector draw:style-name="gr5" draw:text-style-name="P5" draw:layer="layout" draw:type="line" svg:x1="20.392cm" svg:y1="8.775cm" svg:x2="20.392cm" svg:y2="7.856cm" draw:start-shape="id12" draw:start-glue-point="4" draw:end-shape="id13" draw:end-glue-point="8" svg:d="M20392 8775v-919" svg:viewBox="0 0 1 920">
          <text:p/>
        </draw:connector>
        <draw:connector draw:style-name="gr5" draw:text-style-name="P5" draw:layer="layout" draw:type="line" svg:x1="20.392cm" svg:y1="7.475cm" svg:x2="20.392cm" svg:y2="6.556cm" draw:start-shape="id13" draw:start-glue-point="4" draw:end-shape="id14" draw:end-glue-point="8" svg:d="M20392 7475v-919" svg:viewBox="0 0 1 920">
          <text:p/>
        </draw:connector>
        <draw:connector draw:style-name="gr6" draw:text-style-name="P5" draw:layer="layout" draw:type="curve" svg:x1="20.392cm" svg:y1="6.175cm" svg:x2="20.773cm" svg:y2="9.664cm" draw:start-shape="id14" draw:start-glue-point="4" draw:end-shape="id15" draw:end-glue-point="0" svg:d="M20392 6175c0-753 691-502 691 716 0 1219-310 442-310 2773" svg:viewBox="0 0 692 3916">
          <text:p/>
        </draw:connector>
        <draw:connector draw:style-name="gr5" draw:text-style-name="P5" draw:layer="layout" draw:type="line" svg:x1="20.011cm" svg:y1="9.664cm" svg:x2="20.01cm" svg:y2="9.156cm" draw:start-shape="id16" draw:start-glue-point="0" draw:end-shape="id17" draw:end-glue-point="8" svg:d="M20011 9664l-1-508" svg:viewBox="0 0 2 509">
          <text:p/>
        </draw:connector>
        <draw:connector draw:style-name="gr5" draw:text-style-name="P5" draw:layer="layout" draw:type="line" svg:x1="20.01cm" svg:y1="8.775cm" svg:x2="20.392cm" svg:y2="7.856cm" draw:start-shape="id17" draw:start-glue-point="4" draw:end-shape="id13" draw:end-glue-point="8" svg:d="M20010 8775l382-919" svg:viewBox="0 0 383 920">
          <text:p/>
        </draw:connector>
        <draw:custom-shape draw:style-name="gr2" draw:text-style-name="P2" xml:id="id17" draw:id="id17" draw:layer="layout" svg:width="0.381cm" svg:height="0.381cm" svg:x="19.819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381cm" svg:height="0.381cm" svg:x="19.434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9.63cm" svg:y1="9.664cm" svg:x2="19.625cm" svg:y2="9.156cm" draw:start-shape="id18" draw:start-glue-point="0" draw:end-shape="id19" draw:end-glue-point="8" svg:d="M19630 9664l-5-508" svg:viewBox="0 0 6 509">
          <text:p/>
        </draw:connector>
        <draw:connector draw:style-name="gr5" draw:text-style-name="P5" draw:layer="layout" draw:type="line" svg:x1="19.625cm" svg:y1="8.775cm" svg:x2="20.392cm" svg:y2="7.856cm" draw:start-shape="id19" draw:start-glue-point="4" draw:end-shape="id13" draw:end-glue-point="8" svg:d="M19625 8775l767-919" svg:viewBox="0 0 768 920">
          <text:p/>
        </draw:connector>
        <draw:custom-shape draw:style-name="gr3" draw:text-style-name="P3" xml:id="id20" draw:id="id20" draw:layer="layout" svg:width="0.381cm" svg:height="0.381cm" svg:x="19.811cm" svg:y="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392cm" svg:y1="8.775cm" svg:x2="20.002cm" svg:y2="7.857cm" draw:start-shape="id12" draw:start-glue-point="4" draw:end-shape="id20" draw:end-glue-point="8" svg:d="M20392 8775l-390-918" svg:viewBox="0 0 391 919">
          <text:p/>
        </draw:connector>
        <draw:connector draw:style-name="gr5" draw:text-style-name="P5" draw:layer="layout" draw:type="line" svg:x1="20.002cm" svg:y1="7.476cm" svg:x2="20.392cm" svg:y2="6.556cm" draw:start-shape="id20" draw:start-glue-point="4" draw:end-shape="id14" draw:end-glue-point="8" svg:d="M20002 7476l390-920" svg:viewBox="0 0 391 921">
          <text:p/>
        </draw:connector>
        <draw:connector draw:style-name="gr5" draw:text-style-name="P5" draw:layer="layout" draw:type="line" svg:x1="20.01cm" svg:y1="8.775cm" svg:x2="20.002cm" svg:y2="7.857cm" draw:start-shape="id17" draw:start-glue-point="4" draw:end-shape="id20" draw:end-glue-point="8" svg:d="M20010 8775l-8-918" svg:viewBox="0 0 9 919">
          <text:p/>
        </draw:connector>
        <draw:connector draw:style-name="gr5" draw:text-style-name="P5" draw:layer="layout" draw:type="line" svg:x1="19.625cm" svg:y1="8.775cm" svg:x2="20.002cm" svg:y2="7.857cm" draw:start-shape="id19" draw:start-glue-point="4" draw:end-shape="id20" draw:end-glue-point="8" svg:d="M19625 8775l377-918" svg:viewBox="0 0 378 919">
          <text:p/>
        </draw:connector>
        <draw:custom-shape draw:style-name="gr1" draw:text-style-name="P1" draw:layer="layout" svg:width="0.381cm" svg:height="0.381cm" svg:x="14.10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486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4.86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248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5.629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0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39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6.77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15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534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7.91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296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8.67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9.058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9.439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0.381cm" svg:height="0.381cm" svg:x="19.8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0.381cm" svg:height="0.381cm" svg:x="20.20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0.381cm" svg:height="0.381cm" svg:x="20.58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0.381cm" svg:height="0.381cm" svg:x="20.96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344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1.725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106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487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2.868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249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3.6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011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392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4.773cm" svg:y="14.2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5.154cm" svg:y="14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0.381cm" svg:height="0.381cm" svg:x="20.5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381cm" svg:height="0.381cm" svg:x="20.58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4" draw:id="id24" draw:layer="layout" svg:width="0.381cm" svg:height="0.381cm" svg:x="20.58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772cm" svg:y1="14.264cm" svg:x2="20.771cm" svg:y2="13.756cm" draw:start-shape="id21" draw:start-glue-point="0" draw:end-shape="id22" draw:end-glue-point="8" svg:d="M20772 14264l-1-508" svg:viewBox="0 0 2 509">
          <text:p/>
        </draw:connector>
        <draw:connector draw:style-name="gr5" draw:text-style-name="P5" draw:layer="layout" draw:type="line" svg:x1="20.771cm" svg:y1="13.375cm" svg:x2="20.771cm" svg:y2="12.456cm" draw:start-shape="id22" draw:start-glue-point="4" draw:end-shape="id23" draw:end-glue-point="8" svg:d="M20771 13375v-919" svg:viewBox="0 0 1 920">
          <text:p/>
        </draw:connector>
        <draw:connector draw:style-name="gr5" draw:text-style-name="P5" draw:layer="layout" draw:type="line" svg:x1="20.771cm" svg:y1="12.075cm" svg:x2="20.771cm" svg:y2="11.156cm" draw:start-shape="id23" draw:start-glue-point="4" draw:end-shape="id24" draw:end-glue-point="8" svg:d="M20771 12075v-919" svg:viewBox="0 0 1 920">
          <text:p/>
        </draw:connector>
        <draw:connector draw:style-name="gr6" draw:text-style-name="P5" draw:layer="layout" draw:type="curve" svg:x1="20.771cm" svg:y1="10.775cm" svg:x2="21.153cm" svg:y2="14.264cm" draw:start-shape="id24" draw:start-glue-point="4" draw:end-shape="id25" draw:end-glue-point="0" svg:d="M20771 10775c0-753 691-502 691 716 0 1219-309 442-309 2773" svg:viewBox="0 0 692 3916">
          <text:p/>
        </draw:connector>
        <draw:connector draw:style-name="gr5" draw:text-style-name="P5" draw:layer="layout" draw:type="line" svg:x1="20.391cm" svg:y1="14.264cm" svg:x2="20.389cm" svg:y2="13.756cm" draw:start-shape="id26" draw:start-glue-point="0" draw:end-shape="id27" draw:end-glue-point="8" svg:d="M20391 14264l-2-508" svg:viewBox="0 0 3 509">
          <text:p/>
        </draw:connector>
        <draw:connector draw:style-name="gr5" draw:text-style-name="P5" draw:layer="layout" draw:type="line" svg:x1="20.389cm" svg:y1="13.375cm" svg:x2="20.771cm" svg:y2="12.456cm" draw:start-shape="id27" draw:start-glue-point="4" draw:end-shape="id23" draw:end-glue-point="8" svg:d="M20389 13375l382-919" svg:viewBox="0 0 383 920">
          <text:p/>
        </draw:connector>
        <draw:custom-shape draw:style-name="gr2" draw:text-style-name="P2" xml:id="id27" draw:id="id27" draw:layer="layout" svg:width="0.381cm" svg:height="0.381cm" svg:x="20.19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381cm" svg:height="0.381cm" svg:x="19.813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01cm" svg:y1="14.264cm" svg:x2="20.004cm" svg:y2="13.756cm" draw:start-shape="id28" draw:start-glue-point="0" draw:end-shape="id29" draw:end-glue-point="8" svg:d="M20010 14264l-6-508" svg:viewBox="0 0 7 509">
          <text:p/>
        </draw:connector>
        <draw:connector draw:style-name="gr5" draw:text-style-name="P5" draw:layer="layout" draw:type="line" svg:x1="20.004cm" svg:y1="13.375cm" svg:x2="20.771cm" svg:y2="12.456cm" draw:start-shape="id29" draw:start-glue-point="4" draw:end-shape="id23" draw:end-glue-point="8" svg:d="M20004 13375l767-919" svg:viewBox="0 0 768 920">
          <text:p/>
        </draw:connector>
        <draw:custom-shape draw:style-name="gr3" draw:text-style-name="P3" xml:id="id30" draw:id="id30" draw:layer="layout" svg:width="0.381cm" svg:height="0.381cm" svg:x="20.19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0.771cm" svg:y1="13.375cm" svg:x2="20.381cm" svg:y2="12.457cm" draw:start-shape="id22" draw:start-glue-point="4" draw:end-shape="id30" draw:end-glue-point="8" svg:d="M20771 13375l-390-918" svg:viewBox="0 0 391 919">
          <text:p/>
        </draw:connector>
        <draw:connector draw:style-name="gr5" draw:text-style-name="P5" draw:layer="layout" draw:type="line" svg:x1="20.381cm" svg:y1="12.076cm" svg:x2="20.771cm" svg:y2="11.156cm" draw:start-shape="id30" draw:start-glue-point="4" draw:end-shape="id24" draw:end-glue-point="8" svg:d="M20381 12076l390-920" svg:viewBox="0 0 391 921">
          <text:p/>
        </draw:connector>
        <draw:connector draw:style-name="gr5" draw:text-style-name="P5" draw:layer="layout" draw:type="line" svg:x1="20.389cm" svg:y1="13.375cm" svg:x2="20.381cm" svg:y2="12.457cm" draw:start-shape="id27" draw:start-glue-point="4" draw:end-shape="id30" draw:end-glue-point="8" svg:d="M20389 13375l-8-918" svg:viewBox="0 0 9 919">
          <text:p/>
        </draw:connector>
        <draw:connector draw:style-name="gr5" draw:text-style-name="P5" draw:layer="layout" draw:type="line" svg:x1="20.004cm" svg:y1="13.375cm" svg:x2="20.381cm" svg:y2="12.457cm" draw:start-shape="id29" draw:start-glue-point="4" draw:end-shape="id30" draw:end-glue-point="8" svg:d="M20004 13375l377-918" svg:viewBox="0 0 378 919">
          <text:p/>
        </draw:connector>
        <draw:custom-shape draw:style-name="gr1" draw:text-style-name="P1" draw:layer="layout" svg:width="0.381cm" svg:height="0.381cm" svg:x="1.70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08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46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84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2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61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99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37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75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13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51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89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0.381cm" svg:height="0.381cm" svg:x="6.27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0.381cm" svg:height="0.381cm" svg:x="6.65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0.381cm" svg:height="0.381cm" svg:x="7.0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0.381cm" svg:height="0.381cm" svg:x="7.42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0.381cm" svg:height="0.381cm" svg:x="7.80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18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56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94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32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70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08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46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8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23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61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99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37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755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0.381cm" svg:height="0.381cm" svg:x="7.42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0.381cm" svg:height="0.381cm" svg:x="7.421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4" draw:id="id34" draw:layer="layout" svg:width="0.381cm" svg:height="0.381cm" svg:x="7.421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611cm" svg:y1="5.064cm" svg:x2="7.612cm" svg:y2="4.556cm" draw:start-shape="id31" draw:end-shape="id32" draw:end-glue-point="8" svg:d="M7611 5064l1-508" svg:viewBox="0 0 2 509">
          <text:p/>
        </draw:connector>
        <draw:connector draw:style-name="gr5" draw:text-style-name="P5" draw:layer="layout" draw:type="line" svg:x1="7.612cm" svg:y1="4.175cm" svg:x2="7.612cm" svg:y2="3.256cm" draw:start-shape="id32" draw:start-glue-point="4" draw:end-shape="id33" draw:end-glue-point="8" svg:d="M7612 4175v-919" svg:viewBox="0 0 1 920">
          <text:p/>
        </draw:connector>
        <draw:connector draw:style-name="gr5" draw:text-style-name="P5" draw:layer="layout" draw:type="line" svg:x1="7.612cm" svg:y1="2.875cm" svg:x2="7.612cm" svg:y2="1.956cm" draw:start-shape="id33" draw:start-glue-point="4" draw:end-shape="id34" draw:end-glue-point="8" svg:d="M7612 2875v-919" svg:viewBox="0 0 1 920">
          <text:p/>
        </draw:connector>
        <draw:connector draw:style-name="gr6" draw:text-style-name="P5" draw:layer="layout" draw:type="curve" svg:x1="7.612cm" svg:y1="1.575cm" svg:x2="7.992cm" svg:y2="5.064cm" draw:start-shape="id34" draw:start-glue-point="4" draw:end-shape="id35" draw:end-glue-point="0" svg:d="M7612 1575c0-753 691-502 691 716 0 1219-311 442-311 2773" svg:viewBox="0 0 692 3916">
          <text:p/>
        </draw:connector>
        <draw:connector draw:style-name="gr5" draw:text-style-name="P5" draw:layer="layout" draw:type="line" svg:x1="7.23cm" svg:y1="5.064cm" svg:x2="7.23cm" svg:y2="4.556cm" draw:start-shape="id36" draw:start-glue-point="0" draw:end-shape="id37" draw:end-glue-point="8" svg:d="M7230 5064v-508" svg:viewBox="0 0 1 509">
          <text:p/>
        </draw:connector>
        <draw:connector draw:style-name="gr5" draw:text-style-name="P5" draw:layer="layout" draw:type="line" svg:x1="7.23cm" svg:y1="4.175cm" svg:x2="7.612cm" svg:y2="3.256cm" draw:start-shape="id37" draw:start-glue-point="4" draw:end-shape="id33" draw:end-glue-point="8" svg:d="M7230 4175l382-919" svg:viewBox="0 0 383 920">
          <text:p/>
        </draw:connector>
        <draw:custom-shape draw:style-name="gr2" draw:text-style-name="P2" xml:id="id37" draw:id="id37" draw:layer="layout" svg:width="0.381cm" svg:height="0.381cm" svg:x="7.03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0.381cm" svg:height="0.381cm" svg:x="6.65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849cm" svg:y1="5.064cm" svg:x2="6.845cm" svg:y2="4.556cm" draw:start-shape="id38" draw:start-glue-point="0" draw:end-shape="id39" draw:end-glue-point="8" svg:d="M6849 5064l-4-508" svg:viewBox="0 0 5 509">
          <text:p/>
        </draw:connector>
        <draw:connector draw:style-name="gr5" draw:text-style-name="P5" draw:layer="layout" draw:type="line" svg:x1="6.845cm" svg:y1="4.175cm" svg:x2="7.612cm" svg:y2="3.256cm" draw:start-shape="id39" draw:start-glue-point="4" draw:end-shape="id33" draw:end-glue-point="8" svg:d="M6845 4175l767-919" svg:viewBox="0 0 768 920">
          <text:p/>
        </draw:connector>
        <draw:custom-shape draw:style-name="gr3" draw:text-style-name="P3" xml:id="id40" draw:id="id40" draw:layer="layout" svg:width="0.381cm" svg:height="0.381cm" svg:x="7.031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612cm" svg:y1="4.175cm" svg:x2="7.222cm" svg:y2="3.257cm" draw:start-shape="id32" draw:start-glue-point="4" draw:end-shape="id40" draw:end-glue-point="8" svg:d="M7612 4175l-390-918" svg:viewBox="0 0 391 919">
          <text:p/>
        </draw:connector>
        <draw:connector draw:style-name="gr5" draw:text-style-name="P5" draw:layer="layout" draw:type="line" svg:x1="7.222cm" svg:y1="2.876cm" svg:x2="7.612cm" svg:y2="1.956cm" draw:start-shape="id40" draw:start-glue-point="4" draw:end-shape="id34" draw:end-glue-point="8" svg:d="M7222 2876l390-920" svg:viewBox="0 0 391 921">
          <text:p/>
        </draw:connector>
        <draw:connector draw:style-name="gr5" draw:text-style-name="P5" draw:layer="layout" draw:type="line" svg:x1="7.23cm" svg:y1="4.175cm" svg:x2="7.222cm" svg:y2="3.257cm" draw:start-shape="id37" draw:start-glue-point="4" draw:end-shape="id40" draw:end-glue-point="8" svg:d="M7230 4175l-8-918" svg:viewBox="0 0 9 919">
          <text:p/>
        </draw:connector>
        <draw:connector draw:style-name="gr5" draw:text-style-name="P5" draw:layer="layout" draw:type="line" svg:x1="6.845cm" svg:y1="4.175cm" svg:x2="7.222cm" svg:y2="3.257cm" draw:start-shape="id39" draw:start-glue-point="4" draw:end-shape="id40" draw:end-glue-point="8" svg:d="M6845 4175l377-918" svg:viewBox="0 0 378 919">
          <text:p/>
        </draw:connector>
        <draw:custom-shape draw:style-name="gr2" draw:text-style-name="P2" xml:id="id42" draw:id="id42" draw:layer="layout" svg:width="0.381cm" svg:height="0.381cm" svg:x="6.27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468cm" svg:y1="5.064cm" svg:x2="6.465cm" svg:y2="4.556cm" draw:start-shape="id41" draw:start-glue-point="0" draw:end-shape="id42" draw:end-glue-point="8" svg:d="M6468 5064l-3-508" svg:viewBox="0 0 4 509">
          <text:p/>
        </draw:connector>
        <draw:connector draw:style-name="gr5" draw:text-style-name="P5" draw:layer="layout" draw:type="line" svg:x1="6.465cm" svg:y1="4.175cm" svg:x2="7.222cm" svg:y2="3.257cm" draw:start-shape="id42" draw:start-glue-point="4" draw:end-shape="id40" draw:end-glue-point="8" svg:d="M6465 4175l757-918" svg:viewBox="0 0 758 919">
          <text:p/>
        </draw:connector>
        <draw:connector draw:style-name="gr5" draw:text-style-name="P5" draw:layer="layout" draw:type="line" svg:x1="6.465cm" svg:y1="4.175cm" svg:x2="7.612cm" svg:y2="3.256cm" draw:start-shape="id42" draw:start-glue-point="4" draw:end-shape="id33" draw:end-glue-point="8" svg:d="M6465 4175l1147-919" svg:viewBox="0 0 1148 920">
          <text:p/>
        </draw:connector>
        <draw:custom-shape draw:style-name="gr1" draw:text-style-name="P1" draw:layer="layout" svg:width="0.381cm" svg:height="0.381cm" svg:x="1.70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08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46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84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22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6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99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37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75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13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51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89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27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3" draw:id="id53" draw:layer="layout" svg:width="0.381cm" svg:height="0.381cm" svg:x="6.65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0" draw:id="id50" draw:layer="layout" svg:width="0.381cm" svg:height="0.381cm" svg:x="7.03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8" draw:id="id48" draw:layer="layout" svg:width="0.381cm" svg:height="0.381cm" svg:x="7.4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0.381cm" svg:height="0.381cm" svg:x="7.80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0.381cm" svg:height="0.381cm" svg:x="8.18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56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944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325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706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087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468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849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2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611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992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373cm" svg:y="9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754cm" svg:y="9.6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0.381cm" svg:height="0.381cm" svg:x="7.8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5" draw:id="id45" draw:layer="layout" svg:width="0.381cm" svg:height="0.381cm" svg:x="7.8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6" draw:id="id46" draw:layer="layout" svg:width="0.381cm" svg:height="0.381cm" svg:x="7.8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991cm" svg:y1="9.664cm" svg:x2="7.991cm" svg:y2="9.156cm" draw:start-shape="id43" draw:start-glue-point="0" draw:end-shape="id44" draw:end-glue-point="8" svg:d="M7991 9664v-508" svg:viewBox="0 0 1 509">
          <text:p/>
        </draw:connector>
        <draw:connector draw:style-name="gr5" draw:text-style-name="P5" draw:layer="layout" draw:type="line" svg:x1="7.991cm" svg:y1="8.775cm" svg:x2="7.991cm" svg:y2="7.856cm" draw:start-shape="id44" draw:start-glue-point="4" draw:end-shape="id45" draw:end-glue-point="8" svg:d="M7991 8775v-919" svg:viewBox="0 0 1 920">
          <text:p/>
        </draw:connector>
        <draw:connector draw:style-name="gr5" draw:text-style-name="P5" draw:layer="layout" draw:type="line" svg:x1="7.991cm" svg:y1="7.475cm" svg:x2="7.991cm" svg:y2="6.556cm" draw:start-shape="id45" draw:start-glue-point="4" draw:end-shape="id46" draw:end-glue-point="8" svg:d="M7991 7475v-919" svg:viewBox="0 0 1 920">
          <text:p/>
        </draw:connector>
        <draw:connector draw:style-name="gr6" draw:text-style-name="P5" draw:layer="layout" draw:type="curve" svg:x1="7.991cm" svg:y1="6.175cm" svg:x2="8.372cm" svg:y2="9.664cm" draw:start-shape="id46" draw:start-glue-point="4" draw:end-shape="id47" draw:end-glue-point="0" svg:d="M7991 6175c0-753 691-502 691 716 0 1219-310 442-310 2773" svg:viewBox="0 0 692 3916">
          <text:p/>
        </draw:connector>
        <draw:connector draw:style-name="gr5" draw:text-style-name="P5" draw:layer="layout" draw:type="line" svg:x1="7.61cm" svg:y1="9.664cm" svg:x2="7.609cm" svg:y2="9.156cm" draw:start-shape="id48" draw:start-glue-point="0" draw:end-shape="id49" draw:end-glue-point="8" svg:d="M7610 9664l-1-508" svg:viewBox="0 0 2 509">
          <text:p/>
        </draw:connector>
        <draw:connector draw:style-name="gr5" draw:text-style-name="P5" draw:layer="layout" draw:type="line" svg:x1="7.609cm" svg:y1="8.775cm" svg:x2="7.991cm" svg:y2="7.856cm" draw:start-shape="id49" draw:start-glue-point="4" draw:end-shape="id45" draw:end-glue-point="8" svg:d="M7609 8775l382-919" svg:viewBox="0 0 383 920">
          <text:p/>
        </draw:connector>
        <draw:custom-shape draw:style-name="gr2" draw:text-style-name="P2" xml:id="id49" draw:id="id49" draw:layer="layout" svg:width="0.381cm" svg:height="0.381cm" svg:x="7.418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0.381cm" svg:height="0.381cm" svg:x="7.033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229cm" svg:y1="9.664cm" svg:x2="7.224cm" svg:y2="9.156cm" draw:start-shape="id50" draw:start-glue-point="0" draw:end-shape="id51" draw:end-glue-point="8" svg:d="M7229 9664l-5-508" svg:viewBox="0 0 6 509">
          <text:p/>
        </draw:connector>
        <draw:connector draw:style-name="gr5" draw:text-style-name="P5" draw:layer="layout" draw:type="line" svg:x1="7.224cm" svg:y1="8.775cm" svg:x2="7.991cm" svg:y2="7.856cm" draw:start-shape="id51" draw:start-glue-point="4" draw:end-shape="id45" draw:end-glue-point="8" svg:d="M7224 8775l767-919" svg:viewBox="0 0 768 920">
          <text:p/>
        </draw:connector>
        <draw:custom-shape draw:style-name="gr3" draw:text-style-name="P3" xml:id="id52" draw:id="id52" draw:layer="layout" svg:width="0.381cm" svg:height="0.381cm" svg:x="7.41cm" svg:y="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991cm" svg:y1="8.775cm" svg:x2="7.601cm" svg:y2="7.857cm" draw:start-shape="id44" draw:start-glue-point="4" draw:end-shape="id52" draw:end-glue-point="8" svg:d="M7991 8775l-390-918" svg:viewBox="0 0 391 919">
          <text:p/>
        </draw:connector>
        <draw:connector draw:style-name="gr5" draw:text-style-name="P5" draw:layer="layout" draw:type="line" svg:x1="7.601cm" svg:y1="7.476cm" svg:x2="7.991cm" svg:y2="6.556cm" draw:start-shape="id52" draw:start-glue-point="4" draw:end-shape="id46" draw:end-glue-point="8" svg:d="M7601 7476l390-920" svg:viewBox="0 0 391 921">
          <text:p/>
        </draw:connector>
        <draw:connector draw:style-name="gr5" draw:text-style-name="P5" draw:layer="layout" draw:type="line" svg:x1="7.609cm" svg:y1="8.775cm" svg:x2="7.601cm" svg:y2="7.857cm" draw:start-shape="id49" draw:start-glue-point="4" draw:end-shape="id52" draw:end-glue-point="8" svg:d="M7609 8775l-8-918" svg:viewBox="0 0 9 919">
          <text:p/>
        </draw:connector>
        <draw:connector draw:style-name="gr5" draw:text-style-name="P5" draw:layer="layout" draw:type="line" svg:x1="7.224cm" svg:y1="8.775cm" svg:x2="7.601cm" svg:y2="7.857cm" draw:start-shape="id51" draw:start-glue-point="4" draw:end-shape="id52" draw:end-glue-point="8" svg:d="M7224 8775l377-918" svg:viewBox="0 0 378 919">
          <text:p/>
        </draw:connector>
        <draw:custom-shape draw:style-name="gr2" draw:text-style-name="P2" xml:id="id54" draw:id="id54" draw:layer="layout" svg:width="0.381cm" svg:height="0.381cm" svg:x="6.653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848cm" svg:y1="9.664cm" svg:x2="6.844cm" svg:y2="9.156cm" draw:start-shape="id53" draw:start-glue-point="0" draw:end-shape="id54" draw:end-glue-point="8" svg:d="M6848 9664l-4-508" svg:viewBox="0 0 5 509">
          <text:p/>
        </draw:connector>
        <draw:connector draw:style-name="gr5" draw:text-style-name="P5" draw:layer="layout" draw:type="line" svg:x1="6.844cm" svg:y1="8.775cm" svg:x2="7.601cm" svg:y2="7.857cm" draw:start-shape="id54" draw:start-glue-point="4" draw:end-shape="id52" draw:end-glue-point="8" svg:d="M6844 8775l757-918" svg:viewBox="0 0 758 919">
          <text:p/>
        </draw:connector>
        <draw:connector draw:style-name="gr5" draw:text-style-name="P5" draw:layer="layout" draw:type="line" svg:x1="6.844cm" svg:y1="8.775cm" svg:x2="7.991cm" svg:y2="7.856cm" draw:start-shape="id54" draw:start-glue-point="4" draw:end-shape="id45" draw:end-glue-point="8" svg:d="M6844 8775l1147-919" svg:viewBox="0 0 1148 920">
          <text:p/>
        </draw:connector>
        <draw:custom-shape draw:style-name="gr1" draw:text-style-name="P1" draw:layer="layout" svg:width="0.381cm" svg:height="0.381cm" svg:x="1.704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085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466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847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228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609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99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371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752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133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514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895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276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657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5" draw:id="id65" draw:layer="layout" svg:width="0.381cm" svg:height="0.381cm" svg:x="7.038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2" draw:id="id62" draw:layer="layout" svg:width="0.381cm" svg:height="0.381cm" svg:x="7.419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0" draw:id="id60" draw:layer="layout" svg:width="0.381cm" svg:height="0.381cm" svg:x="7.8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5" draw:id="id55" draw:layer="layout" svg:width="0.381cm" svg:height="0.381cm" svg:x="8.181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9" draw:id="id59" draw:layer="layout" svg:width="0.381cm" svg:height="0.381cm" svg:x="8.562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943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324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705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086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467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848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229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61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1.991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372cm" svg:y="14.1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2.753cm" svg:y="14.1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0.381cm" svg:height="0.381cm" svg:x="8.179cm" svg:y="13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7" draw:id="id57" draw:layer="layout" svg:width="0.381cm" svg:height="0.381cm" svg:x="8.179cm" svg:y="1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8" draw:id="id58" draw:layer="layout" svg:width="0.381cm" svg:height="0.381cm" svg:x="8.179cm" svg:y="10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8.371cm" svg:y1="14.164cm" svg:x2="8.37cm" svg:y2="13.656cm" draw:start-shape="id55" draw:start-glue-point="0" draw:end-shape="id56" draw:end-glue-point="8" svg:d="M8371 14164l-1-508" svg:viewBox="0 0 2 509">
          <text:p/>
        </draw:connector>
        <draw:connector draw:style-name="gr5" draw:text-style-name="P5" draw:layer="layout" draw:type="line" svg:x1="8.37cm" svg:y1="13.275cm" svg:x2="8.37cm" svg:y2="12.356cm" draw:start-shape="id56" draw:start-glue-point="4" draw:end-shape="id57" draw:end-glue-point="8" svg:d="M8370 13275v-919" svg:viewBox="0 0 1 920">
          <text:p/>
        </draw:connector>
        <draw:connector draw:style-name="gr5" draw:text-style-name="P5" draw:layer="layout" draw:type="line" svg:x1="8.37cm" svg:y1="11.975cm" svg:x2="8.37cm" svg:y2="11.056cm" draw:start-shape="id57" draw:start-glue-point="4" draw:end-shape="id58" draw:end-glue-point="8" svg:d="M8370 11975v-919" svg:viewBox="0 0 1 920">
          <text:p/>
        </draw:connector>
        <draw:connector draw:style-name="gr6" draw:text-style-name="P5" draw:layer="layout" draw:type="curve" svg:x1="8.37cm" svg:y1="10.675cm" svg:x2="8.752cm" svg:y2="14.164cm" draw:start-shape="id58" draw:start-glue-point="4" draw:end-shape="id59" draw:end-glue-point="0" svg:d="M8370 10675c0-753 691-502 691 716 0 1219-309 442-309 2773" svg:viewBox="0 0 692 3916">
          <text:p/>
        </draw:connector>
        <draw:connector draw:style-name="gr5" draw:text-style-name="P5" draw:layer="layout" draw:type="line" svg:x1="7.99cm" svg:y1="14.164cm" svg:x2="7.988cm" svg:y2="13.656cm" draw:start-shape="id60" draw:start-glue-point="0" draw:end-shape="id61" draw:end-glue-point="8" svg:d="M7990 14164l-2-508" svg:viewBox="0 0 3 509">
          <text:p/>
        </draw:connector>
        <draw:connector draw:style-name="gr5" draw:text-style-name="P5" draw:layer="layout" draw:type="line" svg:x1="7.988cm" svg:y1="13.275cm" svg:x2="8.37cm" svg:y2="12.356cm" draw:start-shape="id61" draw:start-glue-point="4" draw:end-shape="id57" draw:end-glue-point="8" svg:d="M7988 13275l382-919" svg:viewBox="0 0 383 920">
          <text:p/>
        </draw:connector>
        <draw:custom-shape draw:style-name="gr2" draw:text-style-name="P2" xml:id="id61" draw:id="id61" draw:layer="layout" svg:width="0.381cm" svg:height="0.381cm" svg:x="7.797cm" svg:y="13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layout" svg:width="0.381cm" svg:height="0.381cm" svg:x="7.412cm" svg:y="13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609cm" svg:y1="14.164cm" svg:x2="7.603cm" svg:y2="13.656cm" draw:start-shape="id62" draw:start-glue-point="0" draw:end-shape="id63" draw:end-glue-point="8" svg:d="M7609 14164l-6-508" svg:viewBox="0 0 7 509">
          <text:p/>
        </draw:connector>
        <draw:connector draw:style-name="gr5" draw:text-style-name="P5" draw:layer="layout" draw:type="line" svg:x1="7.603cm" svg:y1="13.275cm" svg:x2="8.37cm" svg:y2="12.356cm" draw:start-shape="id63" draw:start-glue-point="4" draw:end-shape="id57" draw:end-glue-point="8" svg:d="M7603 13275l767-919" svg:viewBox="0 0 768 920">
          <text:p/>
        </draw:connector>
        <draw:custom-shape draw:style-name="gr3" draw:text-style-name="P3" xml:id="id64" draw:id="id64" draw:layer="layout" svg:width="0.381cm" svg:height="0.381cm" svg:x="7.789cm" svg:y="11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8.37cm" svg:y1="13.275cm" svg:x2="7.98cm" svg:y2="12.357cm" draw:start-shape="id56" draw:start-glue-point="4" draw:end-shape="id64" draw:end-glue-point="8" svg:d="M8370 13275l-390-918" svg:viewBox="0 0 391 919">
          <text:p/>
        </draw:connector>
        <draw:connector draw:style-name="gr5" draw:text-style-name="P5" draw:layer="layout" draw:type="line" svg:x1="7.98cm" svg:y1="11.976cm" svg:x2="8.37cm" svg:y2="11.056cm" draw:start-shape="id64" draw:start-glue-point="4" draw:end-shape="id58" draw:end-glue-point="8" svg:d="M7980 11976l390-920" svg:viewBox="0 0 391 921">
          <text:p/>
        </draw:connector>
        <draw:connector draw:style-name="gr5" draw:text-style-name="P5" draw:layer="layout" draw:type="line" svg:x1="7.988cm" svg:y1="13.275cm" svg:x2="7.98cm" svg:y2="12.357cm" draw:start-shape="id61" draw:start-glue-point="4" draw:end-shape="id64" draw:end-glue-point="8" svg:d="M7988 13275l-8-918" svg:viewBox="0 0 9 919">
          <text:p/>
        </draw:connector>
        <draw:connector draw:style-name="gr5" draw:text-style-name="P5" draw:layer="layout" draw:type="line" svg:x1="7.603cm" svg:y1="13.275cm" svg:x2="7.98cm" svg:y2="12.357cm" draw:start-shape="id63" draw:start-glue-point="4" draw:end-shape="id64" draw:end-glue-point="8" svg:d="M7603 13275l377-918" svg:viewBox="0 0 378 919">
          <text:p/>
        </draw:connector>
        <draw:custom-shape draw:style-name="gr2" draw:text-style-name="P2" xml:id="id66" draw:id="id66" draw:layer="layout" svg:width="0.381cm" svg:height="0.381cm" svg:x="7.032cm" svg:y="13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228cm" svg:y1="14.164cm" svg:x2="7.223cm" svg:y2="13.656cm" draw:start-shape="id65" draw:start-glue-point="0" draw:end-shape="id66" draw:end-glue-point="8" svg:d="M7228 14164l-5-508" svg:viewBox="0 0 6 509">
          <text:p/>
        </draw:connector>
        <draw:connector draw:style-name="gr5" draw:text-style-name="P5" draw:layer="layout" draw:type="line" svg:x1="7.223cm" svg:y1="13.275cm" svg:x2="7.98cm" svg:y2="12.357cm" draw:start-shape="id66" draw:start-glue-point="4" draw:end-shape="id64" draw:end-glue-point="8" svg:d="M7223 13275l757-918" svg:viewBox="0 0 758 919">
          <text:p/>
        </draw:connector>
        <draw:connector draw:style-name="gr5" draw:text-style-name="P5" draw:layer="layout" draw:type="line" svg:x1="7.223cm" svg:y1="13.275cm" svg:x2="8.37cm" svg:y2="12.356cm" draw:start-shape="id66" draw:start-glue-point="4" draw:end-shape="id57" draw:end-glue-point="8" svg:d="M7223 13275l1147-919" svg:viewBox="0 0 1148 9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1:45:13.164881258</meta:creation-date>
    <dc:date>2018-06-22T14:27:45.891985392</dc:date>
    <meta:editing-duration>PT1H9M9S</meta:editing-duration>
    <meta:editing-cycles>26</meta:editing-cycles>
    <meta:generator>LibreOffice/5.1.6.2$MacOSX_X86_64 LibreOffice_project/07ac168c60a517dba0f0d7bc7540f5afa45f0909</meta:generator>
    <meta:document-statistic meta:object-count="300"/>
  </office:meta>
</office:document-meta>
</file>